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7" style:family="table-cell">
      <style:table-cell-properties fo:padding="0.097cm" fo:border-left="0.05pt solid #000000" fo:border-right="none" fo:border-top="none" fo:border-bottom="0.05pt solid #000000"/>
    </style:style>
    <style:style style:name="Tableau5.B67" style:family="table-cell">
      <style:table-cell-properties fo:padding="0.097cm" fo:border-left="0.05pt solid #000000" fo:border-right="none" fo:border-top="none" fo:border-bottom="0.05pt solid #000000"/>
    </style:style>
    <style:style style:name="Tableau5.C67" style:family="table-cell">
      <style:table-cell-properties fo:padding="0.097cm" fo:border-left="0.05pt solid #000000" fo:border-right="none" fo:border-top="none" fo:border-bottom="0.05pt solid #000000"/>
    </style:style>
    <style:style style:name="Tableau5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8" style:family="table-cell">
      <style:table-cell-properties fo:padding="0.097cm" fo:border-left="0.05pt solid #000000" fo:border-right="none" fo:border-top="none" fo:border-bottom="0.05pt solid #000000"/>
    </style:style>
    <style:style style:name="Tableau5.B68" style:family="table-cell">
      <style:table-cell-properties fo:padding="0.097cm" fo:border-left="0.05pt solid #000000" fo:border-right="none" fo:border-top="none" fo:border-bottom="0.05pt solid #000000"/>
    </style:style>
    <style:style style:name="Tableau5.C68" style:family="table-cell">
      <style:table-cell-properties fo:padding="0.097cm" fo:border-left="0.05pt solid #000000" fo:border-right="none" fo:border-top="none" fo:border-bottom="0.05pt solid #000000"/>
    </style:style>
    <style:style style:name="Tableau5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9" style:family="table-cell">
      <style:table-cell-properties fo:padding="0.097cm" fo:border-left="0.05pt solid #000000" fo:border-right="none" fo:border-top="none" fo:border-bottom="0.05pt solid #000000"/>
    </style:style>
    <style:style style:name="Tableau5.B69" style:family="table-cell">
      <style:table-cell-properties fo:padding="0.097cm" fo:border-left="0.05pt solid #000000" fo:border-right="none" fo:border-top="none" fo:border-bottom="0.05pt solid #000000"/>
    </style:style>
    <style:style style:name="Tableau5.C69" style:family="table-cell">
      <style:table-cell-properties fo:padding="0.097cm" fo:border-left="0.05pt solid #000000" fo:border-right="none" fo:border-top="none" fo:border-bottom="0.05pt solid #000000"/>
    </style:style>
    <style:style style:name="Tableau5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0" style:family="table-cell">
      <style:table-cell-properties fo:padding="0.097cm" fo:border-left="0.05pt solid #000000" fo:border-right="none" fo:border-top="none" fo:border-bottom="0.05pt solid #000000"/>
    </style:style>
    <style:style style:name="Tableau5.B70" style:family="table-cell">
      <style:table-cell-properties fo:padding="0.097cm" fo:border-left="0.05pt solid #000000" fo:border-right="none" fo:border-top="none" fo:border-bottom="0.05pt solid #000000"/>
    </style:style>
    <style:style style:name="Tableau5.C70" style:family="table-cell">
      <style:table-cell-properties fo:padding="0.097cm" fo:border-left="0.05pt solid #000000" fo:border-right="none" fo:border-top="none" fo:border-bottom="0.05pt solid #000000"/>
    </style:style>
    <style:style style:name="Tableau5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1" style:family="table-cell">
      <style:table-cell-properties fo:padding="0.097cm" fo:border-left="0.05pt solid #000000" fo:border-right="none" fo:border-top="none" fo:border-bottom="0.05pt solid #000000"/>
    </style:style>
    <style:style style:name="Tableau5.B71" style:family="table-cell">
      <style:table-cell-properties fo:padding="0.097cm" fo:border-left="0.05pt solid #000000" fo:border-right="none" fo:border-top="none" fo:border-bottom="0.05pt solid #000000"/>
    </style:style>
    <style:style style:name="Tableau5.C71" style:family="table-cell">
      <style:table-cell-properties fo:padding="0.097cm" fo:border-left="0.05pt solid #000000" fo:border-right="none" fo:border-top="none" fo:border-bottom="0.05pt solid #000000"/>
    </style:style>
    <style:style style:name="Tableau5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2" style:family="table-cell">
      <style:table-cell-properties fo:padding="0.097cm" fo:border-left="0.05pt solid #000000" fo:border-right="none" fo:border-top="none" fo:border-bottom="0.05pt solid #000000"/>
    </style:style>
    <style:style style:name="Tableau5.B72" style:family="table-cell">
      <style:table-cell-properties fo:padding="0.097cm" fo:border-left="0.05pt solid #000000" fo:border-right="none" fo:border-top="none" fo:border-bottom="0.05pt solid #000000"/>
    </style:style>
    <style:style style:name="Tableau5.C72" style:family="table-cell">
      <style:table-cell-properties fo:padding="0.097cm" fo:border-left="0.05pt solid #000000" fo:border-right="none" fo:border-top="none" fo:border-bottom="0.05pt solid #000000"/>
    </style:style>
    <style:style style:name="Tableau5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3" style:family="table-cell">
      <style:table-cell-properties fo:padding="0.097cm" fo:border-left="0.05pt solid #000000" fo:border-right="none" fo:border-top="none" fo:border-bottom="0.05pt solid #000000"/>
    </style:style>
    <style:style style:name="Tableau5.B73" style:family="table-cell">
      <style:table-cell-properties fo:padding="0.097cm" fo:border-left="0.05pt solid #000000" fo:border-right="none" fo:border-top="none" fo:border-bottom="0.05pt solid #000000"/>
    </style:style>
    <style:style style:name="Tableau5.C73" style:family="table-cell">
      <style:table-cell-properties fo:padding="0.097cm" fo:border-left="0.05pt solid #000000" fo:border-right="none" fo:border-top="none" fo:border-bottom="0.05pt solid #000000"/>
    </style:style>
    <style:style style:name="Tableau5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4" style:family="table-cell">
      <style:table-cell-properties fo:padding="0.097cm" fo:border-left="0.05pt solid #000000" fo:border-right="none" fo:border-top="none" fo:border-bottom="0.05pt solid #000000"/>
    </style:style>
    <style:style style:name="Tableau5.B74" style:family="table-cell">
      <style:table-cell-properties fo:padding="0.097cm" fo:border-left="0.05pt solid #000000" fo:border-right="none" fo:border-top="none" fo:border-bottom="0.05pt solid #000000"/>
    </style:style>
    <style:style style:name="Tableau5.C74" style:family="table-cell">
      <style:table-cell-properties fo:padding="0.097cm" fo:border-left="0.05pt solid #000000" fo:border-right="none" fo:border-top="none" fo:border-bottom="0.05pt solid #000000"/>
    </style:style>
    <style:style style:name="Tableau5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5" style:family="table-cell">
      <style:table-cell-properties fo:padding="0.097cm" fo:border-left="0.05pt solid #000000" fo:border-right="none" fo:border-top="none" fo:border-bottom="0.05pt solid #000000"/>
    </style:style>
    <style:style style:name="Tableau5.B75" style:family="table-cell">
      <style:table-cell-properties fo:padding="0.097cm" fo:border-left="0.05pt solid #000000" fo:border-right="none" fo:border-top="none" fo:border-bottom="0.05pt solid #000000"/>
    </style:style>
    <style:style style:name="Tableau5.C75" style:family="table-cell">
      <style:table-cell-properties fo:padding="0.097cm" fo:border-left="0.05pt solid #000000" fo:border-right="none" fo:border-top="none" fo:border-bottom="0.05pt solid #000000"/>
    </style:style>
    <style:style style:name="Tableau5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6" style:family="table-cell">
      <style:table-cell-properties fo:padding="0.097cm" fo:border-left="0.05pt solid #000000" fo:border-right="none" fo:border-top="none" fo:border-bottom="0.05pt solid #000000"/>
    </style:style>
    <style:style style:name="Tableau5.B76" style:family="table-cell">
      <style:table-cell-properties fo:padding="0.097cm" fo:border-left="0.05pt solid #000000" fo:border-right="none" fo:border-top="none" fo:border-bottom="0.05pt solid #000000"/>
    </style:style>
    <style:style style:name="Tableau5.C76" style:family="table-cell">
      <style:table-cell-properties fo:padding="0.097cm" fo:border-left="0.05pt solid #000000" fo:border-right="none" fo:border-top="none" fo:border-bottom="0.05pt solid #000000"/>
    </style:style>
    <style:style style:name="Tableau5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7" style:family="table-cell">
      <style:table-cell-properties fo:padding="0.097cm" fo:border-left="0.05pt solid #000000" fo:border-right="none" fo:border-top="none" fo:border-bottom="0.05pt solid #000000"/>
    </style:style>
    <style:style style:name="Tableau5.B77" style:family="table-cell">
      <style:table-cell-properties fo:padding="0.097cm" fo:border-left="0.05pt solid #000000" fo:border-right="none" fo:border-top="none" fo:border-bottom="0.05pt solid #000000"/>
    </style:style>
    <style:style style:name="Tableau5.C77" style:family="table-cell">
      <style:table-cell-properties fo:padding="0.097cm" fo:border-left="0.05pt solid #000000" fo:border-right="none" fo:border-top="none" fo:border-bottom="0.05pt solid #000000"/>
    </style:style>
    <style:style style:name="Tableau5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8" style:family="table-cell">
      <style:table-cell-properties fo:padding="0.097cm" fo:border-left="0.05pt solid #000000" fo:border-right="none" fo:border-top="none" fo:border-bottom="0.05pt solid #000000"/>
    </style:style>
    <style:style style:name="Tableau5.B78" style:family="table-cell">
      <style:table-cell-properties fo:padding="0.097cm" fo:border-left="0.05pt solid #000000" fo:border-right="none" fo:border-top="none" fo:border-bottom="0.05pt solid #000000"/>
    </style:style>
    <style:style style:name="Tableau5.C78" style:family="table-cell">
      <style:table-cell-properties fo:padding="0.097cm" fo:border-left="0.05pt solid #000000" fo:border-right="none" fo:border-top="none" fo:border-bottom="0.05pt solid #000000"/>
    </style:style>
    <style:style style:name="Tableau5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9" style:family="table-cell">
      <style:table-cell-properties fo:padding="0.097cm" fo:border-left="0.05pt solid #000000" fo:border-right="none" fo:border-top="none" fo:border-bottom="0.05pt solid #000000"/>
    </style:style>
    <style:style style:name="Tableau5.B79" style:family="table-cell">
      <style:table-cell-properties fo:padding="0.097cm" fo:border-left="0.05pt solid #000000" fo:border-right="none" fo:border-top="none" fo:border-bottom="0.05pt solid #000000"/>
    </style:style>
    <style:style style:name="Tableau5.C79" style:family="table-cell">
      <style:table-cell-properties fo:padding="0.097cm" fo:border-left="0.05pt solid #000000" fo:border-right="none" fo:border-top="none" fo:border-bottom="0.05pt solid #000000"/>
    </style:style>
    <style:style style:name="Tableau5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0" style:family="table-cell">
      <style:table-cell-properties fo:padding="0.097cm" fo:border-left="0.05pt solid #000000" fo:border-right="none" fo:border-top="none" fo:border-bottom="0.05pt solid #000000"/>
    </style:style>
    <style:style style:name="Tableau5.B80" style:family="table-cell">
      <style:table-cell-properties fo:padding="0.097cm" fo:border-left="0.05pt solid #000000" fo:border-right="none" fo:border-top="none" fo:border-bottom="0.05pt solid #000000"/>
    </style:style>
    <style:style style:name="Tableau5.C80" style:family="table-cell">
      <style:table-cell-properties fo:padding="0.097cm" fo:border-left="0.05pt solid #000000" fo:border-right="none" fo:border-top="none" fo:border-bottom="0.05pt solid #000000"/>
    </style:style>
    <style:style style:name="Tableau5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1" style:family="table-cell">
      <style:table-cell-properties fo:padding="0.097cm" fo:border-left="0.05pt solid #000000" fo:border-right="none" fo:border-top="none" fo:border-bottom="0.05pt solid #000000"/>
    </style:style>
    <style:style style:name="Tableau5.B81" style:family="table-cell">
      <style:table-cell-properties fo:padding="0.097cm" fo:border-left="0.05pt solid #000000" fo:border-right="none" fo:border-top="none" fo:border-bottom="0.05pt solid #000000"/>
    </style:style>
    <style:style style:name="Tableau5.C81" style:family="table-cell">
      <style:table-cell-properties fo:padding="0.097cm" fo:border-left="0.05pt solid #000000" fo:border-right="none" fo:border-top="none" fo:border-bottom="0.05pt solid #000000"/>
    </style:style>
    <style:style style:name="Tableau5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2" style:family="table-cell">
      <style:table-cell-properties fo:padding="0.097cm" fo:border-left="0.05pt solid #000000" fo:border-right="none" fo:border-top="none" fo:border-bottom="0.05pt solid #000000"/>
    </style:style>
    <style:style style:name="Tableau5.B82" style:family="table-cell">
      <style:table-cell-properties fo:padding="0.097cm" fo:border-left="0.05pt solid #000000" fo:border-right="none" fo:border-top="none" fo:border-bottom="0.05pt solid #000000"/>
    </style:style>
    <style:style style:name="Tableau5.C82" style:family="table-cell">
      <style:table-cell-properties fo:padding="0.097cm" fo:border-left="0.05pt solid #000000" fo:border-right="none" fo:border-top="none" fo:border-bottom="0.05pt solid #000000"/>
    </style:style>
    <style:style style:name="Tableau5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3" style:family="table-cell">
      <style:table-cell-properties fo:padding="0.097cm" fo:border-left="0.05pt solid #000000" fo:border-right="none" fo:border-top="none" fo:border-bottom="0.05pt solid #000000"/>
    </style:style>
    <style:style style:name="Tableau5.B83" style:family="table-cell">
      <style:table-cell-properties fo:padding="0.097cm" fo:border-left="0.05pt solid #000000" fo:border-right="none" fo:border-top="none" fo:border-bottom="0.05pt solid #000000"/>
    </style:style>
    <style:style style:name="Tableau5.C83" style:family="table-cell">
      <style:table-cell-properties fo:padding="0.097cm" fo:border-left="0.05pt solid #000000" fo:border-right="none" fo:border-top="none" fo:border-bottom="0.05pt solid #000000"/>
    </style:style>
    <style:style style:name="Tableau5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4" style:family="table-cell">
      <style:table-cell-properties fo:padding="0.097cm" fo:border-left="0.05pt solid #000000" fo:border-right="none" fo:border-top="none" fo:border-bottom="0.05pt solid #000000"/>
    </style:style>
    <style:style style:name="Tableau5.B84" style:family="table-cell">
      <style:table-cell-properties fo:padding="0.097cm" fo:border-left="0.05pt solid #000000" fo:border-right="none" fo:border-top="none" fo:border-bottom="0.05pt solid #000000"/>
    </style:style>
    <style:style style:name="Tableau5.C84" style:family="table-cell">
      <style:table-cell-properties fo:padding="0.097cm" fo:border-left="0.05pt solid #000000" fo:border-right="none" fo:border-top="none" fo:border-bottom="0.05pt solid #000000"/>
    </style:style>
    <style:style style:name="Tableau5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5" style:family="table-cell">
      <style:table-cell-properties fo:padding="0.097cm" fo:border-left="0.05pt solid #000000" fo:border-right="none" fo:border-top="none" fo:border-bottom="0.05pt solid #000000"/>
    </style:style>
    <style:style style:name="Tableau5.B85" style:family="table-cell">
      <style:table-cell-properties fo:padding="0.097cm" fo:border-left="0.05pt solid #000000" fo:border-right="none" fo:border-top="none" fo:border-bottom="0.05pt solid #000000"/>
    </style:style>
    <style:style style:name="Tableau5.C85" style:family="table-cell">
      <style:table-cell-properties fo:padding="0.097cm" fo:border-left="0.05pt solid #000000" fo:border-right="none" fo:border-top="none" fo:border-bottom="0.05pt solid #000000"/>
    </style:style>
    <style:style style:name="Tableau5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6" style:family="table-cell">
      <style:table-cell-properties fo:padding="0.097cm" fo:border-left="0.05pt solid #000000" fo:border-right="none" fo:border-top="none" fo:border-bottom="0.05pt solid #000000"/>
    </style:style>
    <style:style style:name="Tableau5.B86" style:family="table-cell">
      <style:table-cell-properties fo:padding="0.097cm" fo:border-left="0.05pt solid #000000" fo:border-right="none" fo:border-top="none" fo:border-bottom="0.05pt solid #000000"/>
    </style:style>
    <style:style style:name="Tableau5.C86" style:family="table-cell">
      <style:table-cell-properties fo:padding="0.097cm" fo:border-left="0.05pt solid #000000" fo:border-right="none" fo:border-top="none" fo:border-bottom="0.05pt solid #000000"/>
    </style:style>
    <style:style style:name="Tableau5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7" style:family="table-cell">
      <style:table-cell-properties fo:padding="0.097cm" fo:border-left="0.05pt solid #000000" fo:border-right="none" fo:border-top="none" fo:border-bottom="0.05pt solid #000000"/>
    </style:style>
    <style:style style:name="Tableau5.B87" style:family="table-cell">
      <style:table-cell-properties fo:padding="0.097cm" fo:border-left="0.05pt solid #000000" fo:border-right="none" fo:border-top="none" fo:border-bottom="0.05pt solid #000000"/>
    </style:style>
    <style:style style:name="Tableau5.C87" style:family="table-cell">
      <style:table-cell-properties fo:padding="0.097cm" fo:border-left="0.05pt solid #000000" fo:border-right="none" fo:border-top="none" fo:border-bottom="0.05pt solid #000000"/>
    </style:style>
    <style:style style:name="Tableau5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8" style:family="table-cell">
      <style:table-cell-properties fo:padding="0.097cm" fo:border-left="0.05pt solid #000000" fo:border-right="none" fo:border-top="none" fo:border-bottom="0.05pt solid #000000"/>
    </style:style>
    <style:style style:name="Tableau5.B88" style:family="table-cell">
      <style:table-cell-properties fo:padding="0.097cm" fo:border-left="0.05pt solid #000000" fo:border-right="none" fo:border-top="none" fo:border-bottom="0.05pt solid #000000"/>
    </style:style>
    <style:style style:name="Tableau5.C88" style:family="table-cell">
      <style:table-cell-properties fo:padding="0.097cm" fo:border-left="0.05pt solid #000000" fo:border-right="none" fo:border-top="none" fo:border-bottom="0.05pt solid #000000"/>
    </style:style>
    <style:style style:name="Tableau5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9" style:family="table-cell">
      <style:table-cell-properties fo:padding="0.097cm" fo:border-left="0.05pt solid #000000" fo:border-right="none" fo:border-top="none" fo:border-bottom="0.05pt solid #000000"/>
    </style:style>
    <style:style style:name="Tableau5.B89" style:family="table-cell">
      <style:table-cell-properties fo:padding="0.097cm" fo:border-left="0.05pt solid #000000" fo:border-right="none" fo:border-top="none" fo:border-bottom="0.05pt solid #000000"/>
    </style:style>
    <style:style style:name="Tableau5.C89" style:family="table-cell">
      <style:table-cell-properties fo:padding="0.097cm" fo:border-left="0.05pt solid #000000" fo:border-right="none" fo:border-top="none" fo:border-bottom="0.05pt solid #000000"/>
    </style:style>
    <style:style style:name="Tableau5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0" style:family="table-cell">
      <style:table-cell-properties fo:padding="0.097cm" fo:border-left="0.05pt solid #000000" fo:border-right="none" fo:border-top="none" fo:border-bottom="0.05pt solid #000000"/>
    </style:style>
    <style:style style:name="Tableau5.B90" style:family="table-cell">
      <style:table-cell-properties fo:padding="0.097cm" fo:border-left="0.05pt solid #000000" fo:border-right="none" fo:border-top="none" fo:border-bottom="0.05pt solid #000000"/>
    </style:style>
    <style:style style:name="Tableau5.C90" style:family="table-cell">
      <style:table-cell-properties fo:padding="0.097cm" fo:border-left="0.05pt solid #000000" fo:border-right="none" fo:border-top="none" fo:border-bottom="0.05pt solid #000000"/>
    </style:style>
    <style:style style:name="Tableau5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1" style:family="table-cell">
      <style:table-cell-properties fo:padding="0.097cm" fo:border-left="0.05pt solid #000000" fo:border-right="none" fo:border-top="none" fo:border-bottom="0.05pt solid #000000"/>
    </style:style>
    <style:style style:name="Tableau5.B91" style:family="table-cell">
      <style:table-cell-properties fo:padding="0.097cm" fo:border-left="0.05pt solid #000000" fo:border-right="none" fo:border-top="none" fo:border-bottom="0.05pt solid #000000"/>
    </style:style>
    <style:style style:name="Tableau5.C91" style:family="table-cell">
      <style:table-cell-properties fo:padding="0.097cm" fo:border-left="0.05pt solid #000000" fo:border-right="none" fo:border-top="none" fo:border-bottom="0.05pt solid #000000"/>
    </style:style>
    <style:style style:name="Tableau5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2" style:family="table-cell">
      <style:table-cell-properties fo:padding="0.097cm" fo:border-left="0.05pt solid #000000" fo:border-right="none" fo:border-top="none" fo:border-bottom="0.05pt solid #000000"/>
    </style:style>
    <style:style style:name="Tableau5.B92" style:family="table-cell">
      <style:table-cell-properties fo:padding="0.097cm" fo:border-left="0.05pt solid #000000" fo:border-right="none" fo:border-top="none" fo:border-bottom="0.05pt solid #000000"/>
    </style:style>
    <style:style style:name="Tableau5.C92" style:family="table-cell">
      <style:table-cell-properties fo:padding="0.097cm" fo:border-left="0.05pt solid #000000" fo:border-right="none" fo:border-top="none" fo:border-bottom="0.05pt solid #000000"/>
    </style:style>
    <style:style style:name="Tableau5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3" style:family="table-cell">
      <style:table-cell-properties fo:padding="0.097cm" fo:border-left="0.05pt solid #000000" fo:border-right="none" fo:border-top="none" fo:border-bottom="0.05pt solid #000000"/>
    </style:style>
    <style:style style:name="Tableau5.B93" style:family="table-cell">
      <style:table-cell-properties fo:padding="0.097cm" fo:border-left="0.05pt solid #000000" fo:border-right="none" fo:border-top="none" fo:border-bottom="0.05pt solid #000000"/>
    </style:style>
    <style:style style:name="Tableau5.C93" style:family="table-cell">
      <style:table-cell-properties fo:padding="0.097cm" fo:border-left="0.05pt solid #000000" fo:border-right="none" fo:border-top="none" fo:border-bottom="0.05pt solid #000000"/>
    </style:style>
    <style:style style:name="Tableau5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Table_20_Contents">
      <style:text-properties officeooo:rsid="00d63779" officeooo:paragraph-rsid="00d63779"/>
    </style:style>
    <style:style style:name="P178" style:family="paragraph" style:parent-style-name="Table_20_Contents">
      <style:text-properties officeooo:rsid="00d7291a" officeooo:paragraph-rsid="00d7291a"/>
    </style:style>
    <style:style style:name="P179" style:family="paragraph" style:parent-style-name="Table_20_Contents">
      <style:text-properties officeooo:rsid="00d90d88" officeooo:paragraph-rsid="00d90d88"/>
    </style:style>
    <style:style style:name="P180" style:family="paragraph" style:parent-style-name="Table_20_Contents">
      <style:text-properties officeooo:rsid="00da31d3" officeooo:paragraph-rsid="00da31d3"/>
    </style:style>
    <style:style style:name="P181" style:family="paragraph" style:parent-style-name="Footnote">
      <style:text-properties officeooo:rsid="000b161d" officeooo:paragraph-rsid="000b161d"/>
    </style:style>
    <style:style style:name="P182" style:family="paragraph" style:parent-style-name="Table_20_Heading">
      <style:text-properties officeooo:rsid="00084874" officeooo:paragraph-rsid="00084874"/>
    </style:style>
    <style:style style:name="P183" style:family="paragraph" style:parent-style-name="Table_20_Heading">
      <style:text-properties officeooo:rsid="00084874" officeooo:paragraph-rsid="00533014"/>
    </style:style>
    <style:style style:name="P184" style:family="paragraph" style:parent-style-name="Table_20_Heading">
      <style:text-properties officeooo:rsid="00084874" officeooo:paragraph-rsid="00bb402d"/>
    </style:style>
    <style:style style:name="P185" style:family="paragraph" style:parent-style-name="Table_20_Heading">
      <style:text-properties officeooo:rsid="00084874" officeooo:paragraph-rsid="00cb725f"/>
    </style:style>
    <style:style style:name="P186" style:family="paragraph" style:parent-style-name="Table_20_Heading">
      <style:text-properties officeooo:rsid="00098c23" officeooo:paragraph-rsid="00098c23"/>
    </style:style>
    <style:style style:name="P187" style:family="paragraph" style:parent-style-name="Table_20_Heading">
      <style:text-properties officeooo:rsid="00098c23" officeooo:paragraph-rsid="00533014"/>
    </style:style>
    <style:style style:name="P188" style:family="paragraph" style:parent-style-name="Table_20_Heading">
      <style:text-properties officeooo:rsid="00098c23" officeooo:paragraph-rsid="00bb402d"/>
    </style:style>
    <style:style style:name="P189" style:family="paragraph" style:parent-style-name="Table_20_Heading">
      <style:text-properties officeooo:rsid="00098c23" officeooo:paragraph-rsid="00cb725f"/>
    </style:style>
    <style:style style:name="P190" style:family="paragraph" style:parent-style-name="Table_20_Heading">
      <style:text-properties officeooo:rsid="0016f893" officeooo:paragraph-rsid="0016f893"/>
    </style:style>
    <style:style style:name="P191" style:family="paragraph" style:parent-style-name="Table_20_Heading">
      <style:text-properties officeooo:rsid="0016f893" officeooo:paragraph-rsid="00533014"/>
    </style:style>
    <style:style style:name="P192" style:family="paragraph" style:parent-style-name="Table_20_Heading">
      <style:text-properties officeooo:rsid="0016f893" officeooo:paragraph-rsid="00bb402d"/>
    </style:style>
    <style:style style:name="P193" style:family="paragraph" style:parent-style-name="Table_20_Heading">
      <style:text-properties officeooo:rsid="0016f893" officeooo:paragraph-rsid="00cb725f"/>
    </style:style>
    <style:style style:name="P194" style:family="paragraph" style:parent-style-name="Table_20_Contents">
      <style:text-properties officeooo:rsid="00c82dc3" officeooo:paragraph-rsid="00c82dc3"/>
    </style:style>
    <style:style style:name="P195" style:family="paragraph" style:parent-style-name="Table_20_Contents">
      <style:text-properties officeooo:rsid="00db949c" officeooo:paragraph-rsid="00db949c"/>
    </style:style>
    <style:style style:name="P196" style:family="paragraph" style:parent-style-name="Table_20_Contents">
      <style:text-properties officeooo:rsid="003fcda6" officeooo:paragraph-rsid="003fcda6"/>
    </style:style>
    <style:style style:name="P197" style:family="paragraph" style:parent-style-name="Table_20_Contents">
      <style:text-properties officeooo:rsid="00c9087e" officeooo:paragraph-rsid="00c9087e"/>
    </style:style>
    <style:style style:name="P198" style:family="paragraph" style:parent-style-name="Heading_20_1">
      <style:text-properties officeooo:paragraph-rsid="00cb725f"/>
    </style:style>
    <style:style style:name="P199" style:family="paragraph" style:parent-style-name="Heading_20_1">
      <style:text-properties officeooo:paragraph-rsid="00533014"/>
    </style:style>
    <style:style style:name="P200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8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93">Package</text:p>
            </table:table-cell>
            <table:table-cell table:style-name="Tableau5.B1" office:value-type="string">
              <text:p text:style-name="P189">Version<text:note text:id="ftn1" text:note-class="footnote"><text:note-citation>1</text:note-citation><text:note-body><text:p text:style-name="P181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5">Source</text:p>
            </table:table-cell>
            <table:table-cell table:style-name="Tableau5.D1" office:value-type="string">
              <text:p text:style-name="P185">Comment<text:span text:style-name="T7">s</text:span></text:p>
            </table:table-cell>
          </table:table-row>
        </table:table-header-rows>
        <table:table-row>
          <table:table-cell table:style-name="Tableau5.A23" office:value-type="string">
            <text:p text:style-name="P1">aero</text:p>
          </table:table-cell>
          <table:table-cell table:style-name="Tableau5.B23" office:value-type="string">
            <text:p text:style-name="P25">1.0 (none)</text:p>
          </table:table-cell>
          <table:table-cell table:style-name="Tableau5.C23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23" office:value-type="string">
            <text:p text:style-name="P25">OK.</text:p>
          </table:table-cell>
        </table:table-row>
        <table:table-row>
          <table:table-cell table:style-name="Tableau5.A23" office:value-type="string">
            <text:p text:style-name="P172">apple-fonts</text:p>
          </table:table-cell>
          <table:table-cell table:style-name="Tableau5.B23" office:value-type="string">
            <text:p text:style-name="P26">1.0 (none)</text:p>
          </table:table-cell>
          <table:table-cell table:style-name="Tableau5.C23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23" office:value-type="string">
            <text:p text:style-name="P172">OK.</text:p>
          </table:table-cell>
        </table:table-row>
        <table:table-row>
          <table:table-cell table:style-name="Tableau5.A23" office:value-type="string">
            <text:p text:style-name="P195">audacious-plugins</text:p>
          </table:table-cell>
          <table:table-cell table:style-name="Tableau5.B23" office:value-type="string">
            <text:p text:style-name="P195">3.6.2 / - / -</text:p>
          </table:table-cell>
          <table:table-cell table:style-name="Tableau5.C23" office:value-type="string">
            <text:p text:style-name="P167"/>
          </table:table-cell>
          <table:table-cell table:style-name="Tableau5.D23" office:value-type="string">
            <text:p text:style-name="P195">OK.</text:p>
          </table:table-cell>
        </table:table-row>
        <table:table-row>
          <table:table-cell table:style-name="Tableau5.A23" office:value-type="string">
            <text:p text:style-name="P167">bamf</text:p>
          </table:table-cell>
          <table:table-cell table:style-name="Tableau5.B23" office:value-type="string">
            <text:p text:style-name="P167">0.5.1 / - / -</text:p>
          </table:table-cell>
          <table:table-cell table:style-name="Tableau5.C23" office:value-type="string">
            <text:p text:style-name="P167"/>
          </table:table-cell>
          <table:table-cell table:style-name="Tableau5.D23" office:value-type="string">
            <text:p text:style-name="P167">OK.</text:p>
          </table:table-cell>
        </table:table-row>
        <table:table-row>
          <table:table-cell table:style-name="Tableau5.A23" office:value-type="string">
            <text:p text:style-name="P177">celt</text:p>
          </table:table-cell>
          <table:table-cell table:style-name="Tableau5.B23" office:value-type="string">
            <text:p text:style-name="P177">0.11.3 / - / -</text:p>
          </table:table-cell>
          <table:table-cell table:style-name="Tableau5.C23" office:value-type="string">
            <text:p text:style-name="P30"/>
          </table:table-cell>
          <table:table-cell table:style-name="Tableau5.D23" office:value-type="string">
            <text:p text:style-name="P177">OK.</text:p>
          </table:table-cell>
        </table:table-row>
        <table:table-row>
          <table:table-cell table:style-name="Tableau5.A23" office:value-type="string">
            <text:p text:style-name="P180">chromaprint</text:p>
          </table:table-cell>
          <table:table-cell table:style-name="Tableau5.B23" office:value-type="string">
            <text:p text:style-name="P180">1.2 / - / -</text:p>
          </table:table-cell>
          <table:table-cell table:style-name="Tableau5.C23" office:value-type="string">
            <text:p text:style-name="P30"/>
          </table:table-cell>
          <table:table-cell table:style-name="Tableau5.D23" office:value-type="string">
            <text:p text:style-name="P180">OK.</text:p>
          </table:table-cell>
        </table:table-row>
        <table:table-row>
          <table:table-cell table:style-name="Tableau5.A23" office:value-type="string">
            <text:p text:style-name="P1">clearlooks-phenix-theme</text:p>
          </table:table-cell>
          <table:table-cell table:style-name="Tableau5.B23" office:value-type="string">
            <text:p text:style-name="P30"><text:span text:style-name="T69">6.0.3</text:span> / - / 6.0.3</text:p>
          </table:table-cell>
          <table:table-cell table:style-name="Tableau5.C23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23" office:value-type="string">
            <text:p text:style-name="P140">OK.</text:p>
          </table:table-cell>
        </table:table-row>
        <table:table-row>
          <table:table-cell table:style-name="Tableau5.A23" office:value-type="string">
            <text:p text:style-name="P176">dirac</text:p>
          </table:table-cell>
          <table:table-cell table:style-name="Tableau5.B23" office:value-type="string">
            <text:p text:style-name="P176">1.0.2 / - / -</text:p>
          </table:table-cell>
          <table:table-cell table:style-name="Tableau5.C23" office:value-type="string">
            <text:p text:style-name="P27"/>
          </table:table-cell>
          <table:table-cell table:style-name="Tableau5.D23" office:value-type="string">
            <text:p text:style-name="P176">OK.</text:p>
          </table:table-cell>
        </table:table-row>
        <table:table-row>
          <table:table-cell table:style-name="Tableau5.A23" office:value-type="string">
            <text:p text:style-name="P1">elementary-xfce</text:p>
          </table:table-cell>
          <table:table-cell table:style-name="Tableau5.B23" office:value-type="string">
            <text:p text:style-name="P27"><text:span text:style-name="T28">0.7</text:span> / - / 0.<text:span text:style-name="T66">7</text:span></text:p>
          </table:table-cell>
          <table:table-cell table:style-name="Tableau5.C23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23" office:value-type="string">
            <text:p text:style-name="P171">OK.</text:p>
          </table:table-cell>
        </table:table-row>
        <table:table-row>
          <table:table-cell table:style-name="Tableau5.A23" office:value-type="string">
            <text:p text:style-name="P1">eurostile-fonts</text:p>
          </table:table-cell>
          <table:table-cell table:style-name="Tableau5.B23" office:value-type="string">
            <text:p text:style-name="P31">1.0 (none)</text:p>
          </table:table-cell>
          <table:table-cell table:style-name="Tableau5.C23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23" office:value-type="string">
            <text:p text:style-name="P31">OK.</text:p>
          </table:table-cell>
        </table:table-row>
        <table:table-row>
          <table:table-cell table:style-name="Tableau5.A23" office:value-type="string">
            <text:p text:style-name="P176">faac</text:p>
          </table:table-cell>
          <table:table-cell table:style-name="Tableau5.B23" office:value-type="string">
            <text:p text:style-name="P176">1.28 / - / -</text:p>
          </table:table-cell>
          <table:table-cell table:style-name="Tableau5.C23" office:value-type="string">
            <text:p text:style-name="P33"/>
          </table:table-cell>
          <table:table-cell table:style-name="Tableau5.D23" office:value-type="string">
            <text:p text:style-name="P176">OK.</text:p>
          </table:table-cell>
        </table:table-row>
        <table:table-row>
          <table:table-cell table:style-name="Tableau5.A23" office:value-type="string">
            <text:p text:style-name="P1">faad2</text:p>
          </table:table-cell>
          <table:table-cell table:style-name="Tableau5.B23" office:value-type="string">
            <text:p text:style-name="P33">2.7 / - / 2.7</text:p>
          </table:table-cell>
          <table:table-cell table:style-name="Tableau5.C23" office:value-type="string">
            <text:p text:style-name="P33"/>
          </table:table-cell>
          <table:table-cell table:style-name="Tableau5.D23" office:value-type="string">
            <text:p text:style-name="P33">OK.</text:p>
          </table:table-cell>
        </table:table-row>
        <table:table-row>
          <table:table-cell table:style-name="Tableau5.A23" office:value-type="string">
            <text:p text:style-name="P179">ffmpeg</text:p>
          </table:table-cell>
          <table:table-cell table:style-name="Tableau5.B23" office:value-type="string">
            <text:p text:style-name="P179">2.6.4 / - / -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179">OK.</text:p>
          </table:table-cell>
        </table:table-row>
        <table:table-row>
          <table:table-cell table:style-name="Tableau5.A23" office:value-type="string">
            <text:p text:style-name="P180">freerdp</text:p>
          </table:table-cell>
          <table:table-cell table:style-name="Tableau5.B23" office:value-type="string">
            <text:p text:style-name="P180">1.2.0b1 / - / - 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180">OK.</text:p>
          </table:table-cell>
        </table:table-row>
        <table:table-row>
          <table:table-cell table:style-name="Tableau5.A23" office:value-type="string">
            <text:p text:style-name="P177">frei0r</text:p>
          </table:table-cell>
          <table:table-cell table:style-name="Tableau5.B23" office:value-type="string">
            <text:p text:style-name="P177">1.4 / - / -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177">OK.</text:p>
          </table:table-cell>
        </table:table-row>
        <table:table-row>
          <table:table-cell table:style-name="Tableau5.A23" office:value-type="string">
            <text:p text:style-name="P180">ftgl</text:p>
          </table:table-cell>
          <table:table-cell table:style-name="Tableau5.B23" office:value-type="string">
            <text:p text:style-name="P180">2.1.3rc5 / - / -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180">OK.</text:p>
          </table:table-cell>
        </table:table-row>
        <table:table-row>
          <table:table-cell table:style-name="Tableau5.A23" office:value-type="string">
            <text:p text:style-name="P4">gdm</text:p>
          </table:table-cell>
          <table:table-cell table:style-name="Tableau5.B23" office:value-type="string">
            <text:p text:style-name="P37">2.20.11 / - / -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37">OK.</text:p>
          </table:table-cell>
        </table:table-row>
        <table:table-row>
          <table:table-cell table:style-name="Tableau5.A23" office:value-type="string">
            <text:p text:style-name="P180">glfw</text:p>
          </table:table-cell>
          <table:table-cell table:style-name="Tableau5.B23" office:value-type="string">
            <text:p text:style-name="P180">2.7.8 / - / -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180">OK.</text:p>
          </table:table-cell>
        </table:table-row>
        <table:table-row>
          <table:table-cell table:style-name="Tableau5.A23" office:value-type="string">
            <text:p text:style-name="P4">gmtk</text:p>
          </table:table-cell>
          <table:table-cell table:style-name="Tableau5.B23" office:value-type="string">
            <text:p text:style-name="P37">1.0.8 / - / 1.0.8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37">OK.</text:p>
          </table:table-cell>
        </table:table-row>
        <table:table-row>
          <table:table-cell table:style-name="Tableau5.A23" office:value-type="string">
            <text:p text:style-name="P167">gnome-common</text:p>
          </table:table-cell>
          <table:table-cell table:style-name="Tableau5.B23" office:value-type="string">
            <text:p text:style-name="P167">3.14.0 / - / -</text:p>
          </table:table-cell>
          <table:table-cell table:style-name="Tableau5.C23" office:value-type="string">
            <text:p text:style-name="P167"/>
          </table:table-cell>
          <table:table-cell table:style-name="Tableau5.D23" office:value-type="string">
            <text:p text:style-name="P167">OK.</text:p>
          </table:table-cell>
        </table:table-row>
        <table:table-row>
          <table:table-cell table:style-name="Tableau5.A23" office:value-type="string">
            <text:p text:style-name="P4">gnome-mplayer</text:p>
          </table:table-cell>
          <table:table-cell table:style-name="Tableau5.B23" office:value-type="string">
            <text:p text:style-name="P37">1.0.8 / - / 1.0.8</text:p>
          </table:table-cell>
          <table:table-cell table:style-name="Tableau5.C23" office:value-type="string">
            <text:p text:style-name="P37"/>
          </table:table-cell>
          <table:table-cell table:style-name="Tableau5.D23" office:value-type="string">
            <text:p text:style-name="P37">OK.</text:p>
          </table:table-cell>
        </table:table-row>
        <table:table-row>
          <table:table-cell table:style-name="Tableau5.A23" office:value-type="string">
            <text:p text:style-name="P4">google-droid-fonts</text:p>
          </table:table-cell>
          <table:table-cell table:style-name="Tableau5.B23" office:value-type="string">
            <text:p text:style-name="P38">20100409 / - / -</text:p>
          </table:table-cell>
          <table:table-cell table:style-name="Tableau5.C23" office:value-type="string">
            <text:p text:style-name="P38"/>
          </table:table-cell>
          <table:table-cell table:style-name="Tableau5.D23" office:value-type="string">
            <text:p text:style-name="P38">Droid Sans missing in later versions.</text:p>
          </table:table-cell>
        </table:table-row>
        <table:table-row>
          <table:table-cell table:style-name="Tableau5.A79" office:value-type="string">
            <text:p text:style-name="P174">gsm</text:p>
          </table:table-cell>
          <table:table-cell table:style-name="Tableau5.B79" office:value-type="string">
            <text:p text:style-name="P174">1.0.13 / - / 1.0.14</text:p>
          </table:table-cell>
          <table:table-cell table:style-name="Tableau5.C79" office:value-type="string">
            <text:p text:style-name="P43"/>
          </table:table-cell>
          <table:table-cell table:style-name="Tableau5.D79" office:value-type="string">
            <text:p text:style-name="P174">OK.</text:p>
          </table:table-cell>
        </table:table-row>
        <text:soft-page-break/>
        <table:table-row>
          <table:table-cell table:style-name="Tableau5.A79" office:value-type="string">
            <text:p text:style-name="P4">gthumb</text:p>
          </table:table-cell>
          <table:table-cell table:style-name="Tableau5.B79" office:value-type="string">
            <text:p text:style-name="P43">3.2.9.1 / 3.2.8 / -</text:p>
          </table:table-cell>
          <table:table-cell table:style-name="Tableau5.C79" office:value-type="string">
            <text:p text:style-name="P43"/>
          </table:table-cell>
          <table:table-cell table:style-name="Tableau5.D79" office:value-type="string">
            <text:p text:style-name="P43">OK.</text:p>
          </table:table-cell>
        </table:table-row>
        <table:table-row>
          <table:table-cell table:style-name="Tableau5.A79" office:value-type="string">
            <text:p text:style-name="P4">gtk-engines</text:p>
          </table:table-cell>
          <table:table-cell table:style-name="Tableau5.B79" office:value-type="string">
            <text:p text:style-name="P44">2.20.2 / - / -</text:p>
          </table:table-cell>
          <table:table-cell table:style-name="Tableau5.C79" office:value-type="string">
            <text:p text:style-name="P44"/>
          </table:table-cell>
          <table:table-cell table:style-name="Tableau5.D79" office:value-type="string">
            <text:p text:style-name="P44">OK.</text:p>
          </table:table-cell>
        </table:table-row>
        <table:table-row>
          <table:table-cell table:style-name="Tableau5.A79" office:value-type="string">
            <text:p text:style-name="P4">jdk</text:p>
          </table:table-cell>
          <table:table-cell table:style-name="Tableau5.B79" office:value-type="string">
            <text:p text:style-name="P46">8u<text:span text:style-name="T70">65</text:span> / - / 8u<text:span text:style-name="T70">65</text:span></text:p>
          </table:table-cell>
          <table:table-cell table:style-name="Tableau5.C79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79" office:value-type="string">
            <text:p text:style-name="P46">OK.</text:p>
          </table:table-cell>
        </table:table-row>
        <table:table-row>
          <table:table-cell table:style-name="Tableau5.A79" office:value-type="string">
            <text:p text:style-name="P167">json-glib</text:p>
          </table:table-cell>
          <table:table-cell table:style-name="Tableau5.B79" office:value-type="string">
            <text:p text:style-name="P167">0.14.2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67">OK.</text:p>
          </table:table-cell>
        </table:table-row>
        <table:table-row>
          <table:table-cell table:style-name="Tableau5.A79" office:value-type="string">
            <text:p text:style-name="P178">ladspa_sdk</text:p>
          </table:table-cell>
          <table:table-cell table:style-name="Tableau5.B79" office:value-type="string">
            <text:p text:style-name="P178">1.13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6">lame</text:p>
          </table:table-cell>
          <table:table-cell table:style-name="Tableau5.B79" office:value-type="string">
            <text:p text:style-name="P176">3.99.5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5">libass</text:p>
          </table:table-cell>
          <table:table-cell table:style-name="Tableau5.B79" office:value-type="string">
            <text:p text:style-name="P175">0.12.1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75">libavc1394</text:p>
          </table:table-cell>
          <table:table-cell table:style-name="Tableau5.B79" office:value-type="string">
            <text:p text:style-name="P175">0.5.4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77">libbluray</text:p>
          </table:table-cell>
          <table:table-cell table:style-name="Tableau5.B79" office:value-type="string">
            <text:p text:style-name="P177">0.9.0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7">OK.</text:p>
          </table:table-cell>
        </table:table-row>
        <table:table-row>
          <table:table-cell table:style-name="Tableau5.A79" office:value-type="string">
            <text:p text:style-name="P176">libcuefile</text:p>
          </table:table-cell>
          <table:table-cell table:style-name="Tableau5.B79" office:value-type="string">
            <text:p text:style-name="P176">r475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67">libdbusmenu</text:p>
          </table:table-cell>
          <table:table-cell table:style-name="Tableau5.B79" office:value-type="string">
            <text:p text:style-name="P167">12.10.2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67">OK.</text:p>
          </table:table-cell>
        </table:table-row>
        <table:table-row>
          <table:table-cell table:style-name="Tableau5.A79" office:value-type="string">
            <text:p text:style-name="P177">libdc1394</text:p>
          </table:table-cell>
          <table:table-cell table:style-name="Tableau5.B79" office:value-type="string">
            <text:p text:style-name="P177">2.2.2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7">OK.</text:p>
          </table:table-cell>
        </table:table-row>
        <table:table-row>
          <table:table-cell table:style-name="Tableau5.A79" office:value-type="string">
            <text:p text:style-name="P175">libdca</text:p>
          </table:table-cell>
          <table:table-cell table:style-name="Tableau5.B79" office:value-type="string">
            <text:p text:style-name="P175">0.0.5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75">libdvbpsi</text:p>
          </table:table-cell>
          <table:table-cell table:style-name="Tableau5.B79" office:value-type="string">
            <text:p text:style-name="P175">1.1.1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75">libdvdcss</text:p>
          </table:table-cell>
          <table:table-cell table:style-name="Tableau5.B79" office:value-type="string">
            <text:p text:style-name="P175">1.2.13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80">libebml</text:p>
          </table:table-cell>
          <table:table-cell table:style-name="Tableau5.B79" office:value-type="string">
            <text:p text:style-name="P180">1.3.1 / - / - 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80">OK.</text:p>
          </table:table-cell>
        </table:table-row>
        <table:table-row>
          <table:table-cell table:style-name="Tableau5.A79" office:value-type="string">
            <text:p text:style-name="P178">libfdk-aac</text:p>
          </table:table-cell>
          <table:table-cell table:style-name="Tableau5.B79" office:value-type="string">
            <text:p text:style-name="P178">0.1.4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67">libgee</text:p>
          </table:table-cell>
          <table:table-cell table:style-name="Tableau5.B79" office:value-type="string">
            <text:p text:style-name="P167">0.16.1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67">OK.</text:p>
          </table:table-cell>
        </table:table-row>
        <table:table-row>
          <table:table-cell table:style-name="Tableau5.A79" office:value-type="string">
            <text:p text:style-name="P4">libgnomecanvas</text:p>
          </table:table-cell>
          <table:table-cell table:style-name="Tableau5.B79" office:value-type="string">
            <text:p text:style-name="P50">2.30.3 / - / -</text:p>
          </table:table-cell>
          <table:table-cell table:style-name="Tableau5.C79" office:value-type="string">
            <text:p text:style-name="P50"/>
          </table:table-cell>
          <table:table-cell table:style-name="Tableau5.D79" office:value-type="string">
            <text:p text:style-name="P50">OK.</text:p>
          </table:table-cell>
        </table:table-row>
        <table:table-row>
          <table:table-cell table:style-name="Tableau5.A79" office:value-type="string">
            <text:p text:style-name="P167">libgtop</text:p>
          </table:table-cell>
          <table:table-cell table:style-name="Tableau5.B79" office:value-type="string">
            <text:p text:style-name="P167">2.28.5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67">OK.</text:p>
          </table:table-cell>
        </table:table-row>
        <table:table-row>
          <table:table-cell table:style-name="Tableau5.A79" office:value-type="string">
            <text:p text:style-name="P177">libiec61883</text:p>
          </table:table-cell>
          <table:table-cell table:style-name="Tableau5.B79" office:value-type="string">
            <text:p text:style-name="P177">1.2.0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7">OK.</text:p>
          </table:table-cell>
        </table:table-row>
        <table:table-row>
          <table:table-cell table:style-name="Tableau5.A46" office:value-type="string">
            <text:p text:style-name="P177">libilbc</text:p>
          </table:table-cell>
          <table:table-cell table:style-name="Tableau5.B46" office:value-type="string">
            <text:p text:style-name="P177">2.0.2 / - / -</text:p>
          </table:table-cell>
          <table:table-cell table:style-name="Tableau5.C46" office:value-type="string">
            <text:p text:style-name="P54"/>
          </table:table-cell>
          <table:table-cell table:style-name="Tableau5.D46" office:value-type="string">
            <text:p text:style-name="P177">OK.</text:p>
          </table:table-cell>
        </table:table-row>
        <table:table-row>
          <table:table-cell table:style-name="Tableau5.A79" office:value-type="string">
            <text:p text:style-name="P175">libkate</text:p>
          </table:table-cell>
          <table:table-cell table:style-name="Tableau5.B79" office:value-type="string">
            <text:p text:style-name="P175">0.4.1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80">libmatroska</text:p>
          </table:table-cell>
          <table:table-cell table:style-name="Tableau5.B79" office:value-type="string">
            <text:p text:style-name="P180">1.4.2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80">OK.</text:p>
          </table:table-cell>
        </table:table-row>
        <table:table-row>
          <table:table-cell table:style-name="Tableau5.A79" office:value-type="string">
            <text:p text:style-name="P175">libminizip</text:p>
          </table:table-cell>
          <table:table-cell table:style-name="Tableau5.B79" office:value-type="string">
            <text:p text:style-name="P175">1.2.8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95">libmms</text:p>
          </table:table-cell>
          <table:table-cell table:style-name="Tableau5.B79" office:value-type="string">
            <text:p text:style-name="P195">0.6.4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95">OK.</text:p>
          </table:table-cell>
        </table:table-row>
        <text:soft-page-break/>
        <table:table-row>
          <table:table-cell table:style-name="Tableau5.A79" office:value-type="string">
            <text:p text:style-name="P178">libmodplug</text:p>
          </table:table-cell>
          <table:table-cell table:style-name="Tableau5.B79" office:value-type="string">
            <text:p text:style-name="P178">0.8.8.5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6">libmp4v2</text:p>
          </table:table-cell>
          <table:table-cell table:style-name="Tableau5.B79" office:value-type="string">
            <text:p text:style-name="P176">2.0.0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5">libmpeg2</text:p>
          </table:table-cell>
          <table:table-cell table:style-name="Tableau5.B79" office:value-type="string">
            <text:p text:style-name="P175">0.5.1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78">libquvi</text:p>
          </table:table-cell>
          <table:table-cell table:style-name="Tableau5.B79" office:value-type="string">
            <text:p text:style-name="P178">0.4.1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8">libquvi-scripts</text:p>
          </table:table-cell>
          <table:table-cell table:style-name="Tableau5.B79" office:value-type="string">
            <text:p text:style-name="P178">0.4.21 / - / -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4">libreoffice</text:p>
          </table:table-cell>
          <table:table-cell table:style-name="Tableau5.B79" office:value-type="string">
            <text:p text:style-name="P173">5.0.3 / - / 5.0.3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54">OK.</text:p>
          </table:table-cell>
        </table:table-row>
        <table:table-row>
          <table:table-cell table:style-name="Tableau5.A79" office:value-type="string">
            <text:p text:style-name="P4">libreoffice-helppack</text:p>
          </table:table-cell>
          <table:table-cell table:style-name="Tableau5.B79" office:value-type="string">
            <text:p text:style-name="P173">5.0.3 / - / 5.0.3</text:p>
          </table:table-cell>
          <table:table-cell table:style-name="Tableau5.C79" office:value-type="string">
            <text:p text:style-name="P54"/>
          </table:table-cell>
          <table:table-cell table:style-name="Tableau5.D79" office:value-type="string">
            <text:p text:style-name="P54">OK.</text:p>
          </table:table-cell>
        </table:table-row>
        <table:table-row>
          <table:table-cell table:style-name="Tableau5.A79" office:value-type="string">
            <text:p text:style-name="P4">libreoffice-langpack</text:p>
          </table:table-cell>
          <table:table-cell table:style-name="Tableau5.B79" office:value-type="string">
            <text:p text:style-name="P173">5.0.3 / - / 5.0.3</text:p>
          </table:table-cell>
          <table:table-cell table:style-name="Tableau5.C79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79" office:value-type="string">
            <text:p text:style-name="P54">OK.</text:p>
          </table:table-cell>
        </table:table-row>
        <table:table-row>
          <table:table-cell table:style-name="Tableau5.A79" office:value-type="string">
            <text:p text:style-name="P176">libreplaygain</text:p>
          </table:table-cell>
          <table:table-cell table:style-name="Tableau5.B79" office:value-type="string">
            <text:p text:style-name="P176">r475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5">libshout</text:p>
          </table:table-cell>
          <table:table-cell table:style-name="Tableau5.B79" office:value-type="string">
            <text:p text:style-name="P175">2.3.1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80">libtar</text:p>
          </table:table-cell>
          <table:table-cell table:style-name="Tableau5.B79" office:value-type="string">
            <text:p text:style-name="P180">1.2.20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80">OK.</text:p>
          </table:table-cell>
        </table:table-row>
        <table:table-row>
          <table:table-cell table:style-name="Tableau5.A62" office:value-type="string">
            <text:p text:style-name="P175">libupnp</text:p>
          </table:table-cell>
          <table:table-cell table:style-name="Tableau5.B62" office:value-type="string">
            <text:p text:style-name="P175">1.6.17 / - / -</text:p>
          </table:table-cell>
          <table:table-cell table:style-name="Tableau5.C62" office:value-type="string">
            <text:p text:style-name="P167"/>
          </table:table-cell>
          <table:table-cell table:style-name="Tableau5.D62" office:value-type="string">
            <text:p text:style-name="P175">OK.</text:p>
          </table:table-cell>
        </table:table-row>
        <table:table-row>
          <table:table-cell table:style-name="Tableau5.A79" office:value-type="string">
            <text:p text:style-name="P167">libwnck3</text:p>
          </table:table-cell>
          <table:table-cell table:style-name="Tableau5.B79" office:value-type="string">
            <text:p text:style-name="P167">3.4.9 / - / -</text:p>
          </table:table-cell>
          <table:table-cell table:style-name="Tableau5.C79" office:value-type="string">
            <text:p text:style-name="P167"/>
          </table:table-cell>
          <table:table-cell table:style-name="Tableau5.D79" office:value-type="string">
            <text:p text:style-name="P167">OK.</text:p>
          </table:table-cell>
        </table:table-row>
        <table:table-row>
          <table:table-cell table:style-name="Tableau5.A79" office:value-type="string">
            <text:p text:style-name="P180">live555</text:p>
          </table:table-cell>
          <table:table-cell table:style-name="Tableau5.B79" office:value-type="string">
            <text:p text:style-name="P180">2015.10.29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80">OK.</text:p>
          </table:table-cell>
        </table:table-row>
        <table:table-row>
          <table:table-cell table:style-name="Tableau5.A79" office:value-type="string">
            <text:p text:style-name="P174">lua</text:p>
          </table:table-cell>
          <table:table-cell table:style-name="Tableau5.B79" office:value-type="string">
            <text:p text:style-name="P174">5.1.5 / - / 5.3.1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4">OK.</text:p>
          </table:table-cell>
        </table:table-row>
        <table:table-row>
          <table:table-cell table:style-name="Tableau5.A79" office:value-type="string">
            <text:p text:style-name="P172">luna-wallpapers</text:p>
          </table:table-cell>
          <table:table-cell table:style-name="Tableau5.B79" office:value-type="string">
            <text:p text:style-name="P172">0.2 / - / - 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2">OK.</text:p>
          </table:table-cell>
        </table:table-row>
        <table:table-row>
          <table:table-cell table:style-name="Tableau5.A79" office:value-type="string">
            <text:p text:style-name="P4">microlinux-wallpapers</text:p>
          </table:table-cell>
          <table:table-cell table:style-name="Tableau5.B79" office:value-type="string">
            <text:p text:style-name="P61">1.0 (none)</text:p>
          </table:table-cell>
          <table:table-cell table:style-name="Tableau5.C79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79" office:value-type="string">
            <text:p text:style-name="P61">OK.</text:p>
          </table:table-cell>
        </table:table-row>
        <table:table-row>
          <table:table-cell table:style-name="Tableau5.A79" office:value-type="string">
            <text:p text:style-name="P195">MPlayer</text:p>
          </table:table-cell>
          <table:table-cell table:style-name="Tableau5.B79" office:value-type="string">
            <text:p text:style-name="P195">20150721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95">OK.</text:p>
          </table:table-cell>
        </table:table-row>
        <table:table-row>
          <table:table-cell table:style-name="Tableau5.A79" office:value-type="string">
            <text:p text:style-name="P176">musepack-tools</text:p>
          </table:table-cell>
          <table:table-cell table:style-name="Tableau5.B79" office:value-type="string">
            <text:p text:style-name="P176">r475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8">numpy</text:p>
          </table:table-cell>
          <table:table-cell table:style-name="Tableau5.B79" office:value-type="string">
            <text:p text:style-name="P178">1.9.1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9">OpenAL</text:p>
          </table:table-cell>
          <table:table-cell table:style-name="Tableau5.B79" office:value-type="string">
            <text:p text:style-name="P179">1.16.0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9">OK.</text:p>
          </table:table-cell>
        </table:table-row>
        <table:table-row>
          <table:table-cell table:style-name="Tableau5.A79" office:value-type="string">
            <text:p text:style-name="P178">opencore-amr</text:p>
          </table:table-cell>
          <table:table-cell table:style-name="Tableau5.B79" office:value-type="string">
            <text:p text:style-name="P178">0.1.3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8">opencv</text:p>
          </table:table-cell>
          <table:table-cell table:style-name="Tableau5.B79" office:value-type="string">
            <text:p text:style-name="P178">3.0.0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8">OK.</text:p>
          </table:table-cell>
        </table:table-row>
        <table:table-row>
          <table:table-cell table:style-name="Tableau5.A79" office:value-type="string">
            <text:p text:style-name="P176">opus</text:p>
          </table:table-cell>
          <table:table-cell table:style-name="Tableau5.B79" office:value-type="string">
            <text:p text:style-name="P176">1.1 / - / -</text:p>
          </table:table-cell>
          <table:table-cell table:style-name="Tableau5.C79" office:value-type="string">
            <text:p text:style-name="P168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68">plank</text:p>
          </table:table-cell>
          <table:table-cell table:style-name="Tableau5.B79" office:value-type="string">
            <text:p text:style-name="P168">0.10.1 / - / -</text:p>
          </table:table-cell>
          <table:table-cell table:style-name="Tableau5.C79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79" office:value-type="string">
            <text:p text:style-name="P168">OK.</text:p>
          </table:table-cell>
        </table:table-row>
        <table:table-row>
          <table:table-cell table:style-name="Tableau5.A79" office:value-type="string">
            <text:p text:style-name="P180">projectM</text:p>
          </table:table-cell>
          <table:table-cell table:style-name="Tableau5.B79" office:value-type="string">
            <text:p text:style-name="P180">2.1.0 / - / -</text:p>
          </table:table-cell>
          <table:table-cell table:style-name="Tableau5.C79" office:value-type="string">
            <text:p text:style-name="P72"/>
          </table:table-cell>
          <table:table-cell table:style-name="Tableau5.D79" office:value-type="string">
            <text:p text:style-name="P180">OK.</text:p>
          </table:table-cell>
        </table:table-row>
        <text:soft-page-break/>
        <table:table-row>
          <table:table-cell table:style-name="Tableau5.A79" office:value-type="string">
            <text:p text:style-name="P176">rtmpdump</text:p>
          </table:table-cell>
          <table:table-cell table:style-name="Tableau5.B79" office:value-type="string">
            <text:p text:style-name="P176">20150115 / - / - </text:p>
          </table:table-cell>
          <table:table-cell table:style-name="Tableau5.C79" office:value-type="string">
            <text:p text:style-name="P72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6">schroedinger</text:p>
          </table:table-cell>
          <table:table-cell table:style-name="Tableau5.B79" office:value-type="string">
            <text:p text:style-name="P176">1.0.11 / - / -</text:p>
          </table:table-cell>
          <table:table-cell table:style-name="Tableau5.C79" office:value-type="string">
            <text:p text:style-name="P72"/>
          </table:table-cell>
          <table:table-cell table:style-name="Tableau5.D79" office:value-type="string">
            <text:p text:style-name="P176">OK.</text:p>
          </table:table-cell>
        </table:table-row>
        <table:table-row>
          <table:table-cell table:style-name="Tableau5.A79" office:value-type="string">
            <text:p text:style-name="P170">slackpkg+</text:p>
          </table:table-cell>
          <table:table-cell table:style-name="Tableau5.B79" office:value-type="string">
            <text:p text:style-name="P170">1.5.<text:span text:style-name="T66">1</text:span> / - / 1.5.<text:span text:style-name="T66">1</text:span></text:p>
          </table:table-cell>
          <table:table-cell table:style-name="Tableau5.C79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79" office:value-type="string">
            <text:p text:style-name="P15">OK.</text:p>
          </table:table-cell>
        </table:table-row>
        <table:table-row>
          <table:table-cell table:style-name="Tableau5.A82" office:value-type="string">
            <text:p text:style-name="P174">speex</text:p>
          </table:table-cell>
          <table:table-cell table:style-name="Tableau5.B82" office:value-type="string">
            <text:p text:style-name="P174">1.2rc2 / - / 1.2rc2</text:p>
          </table:table-cell>
          <table:table-cell table:style-name="Tableau5.C82" office:value-type="string">
            <text:p text:style-name="P24"/>
          </table:table-cell>
          <table:table-cell table:style-name="Tableau5.D82" office:value-type="string">
            <text:p text:style-name="P174">OK.</text:p>
          </table:table-cell>
        </table:table-row>
        <table:table-row>
          <table:table-cell table:style-name="Tableau5.A82" office:value-type="string">
            <text:p text:style-name="P174">twolame</text:p>
          </table:table-cell>
          <table:table-cell table:style-name="Tableau5.B82" office:value-type="string">
            <text:p text:style-name="P174">0.3.13 / - / 0.3.13</text:p>
          </table:table-cell>
          <table:table-cell table:style-name="Tableau5.C82" office:value-type="string">
            <text:p text:style-name="P24"/>
          </table:table-cell>
          <table:table-cell table:style-name="Tableau5.D82" office:value-type="string">
            <text:p text:style-name="P174">OK.</text:p>
          </table:table-cell>
        </table:table-row>
        <table:table-row>
          <table:table-cell table:style-name="Tableau5.A82" office:value-type="string">
            <text:p text:style-name="P170">user-settings-console</text:p>
          </table:table-cell>
          <table:table-cell table:style-name="Tableau5.B82" office:value-type="string">
            <text:p text:style-name="P170">14.2 / - / - </text:p>
          </table:table-cell>
          <table:table-cell table:style-name="Tableau5.C82" office:value-type="string">
            <text:p text:style-name="P24">-</text:p>
          </table:table-cell>
          <table:table-cell table:style-name="Tableau5.D82" office:value-type="string">
            <text:p text:style-name="P24">OK.</text:p>
          </table:table-cell>
        </table:table-row>
        <table:table-row>
          <table:table-cell table:style-name="Tableau5.A88" office:value-type="string">
            <text:p text:style-name="P195">user-settings-xfce</text:p>
          </table:table-cell>
          <table:table-cell table:style-name="Tableau5.B88" office:value-type="string">
            <text:p text:style-name="P195">14.2 / - / -</text:p>
          </table:table-cell>
          <table:table-cell table:style-name="Tableau5.C88" office:value-type="string">
            <text:p text:style-name="P167">-</text:p>
          </table:table-cell>
          <table:table-cell table:style-name="Tableau5.D88" office:value-type="string">
            <text:p text:style-name="P195">OK.</text:p>
          </table:table-cell>
        </table:table-row>
        <table:table-row>
          <table:table-cell table:style-name="Tableau5.A88" office:value-type="string">
            <text:p text:style-name="P167">vala</text:p>
          </table:table-cell>
          <table:table-cell table:style-name="Tableau5.B88" office:value-type="string">
            <text:p text:style-name="P167">0.28.<text:span text:style-name="T68">1</text:span> / - / -</text:p>
          </table:table-cell>
          <table:table-cell table:style-name="Tableau5.C88" office:value-type="string">
            <text:p text:style-name="P167"/>
          </table:table-cell>
          <table:table-cell table:style-name="Tableau5.D88" office:value-type="string">
            <text:p text:style-name="P167">OK.</text:p>
          </table:table-cell>
        </table:table-row>
        <table:table-row>
          <table:table-cell table:style-name="Tableau5.A88" office:value-type="string">
            <text:p text:style-name="P176">vcdimager</text:p>
          </table:table-cell>
          <table:table-cell table:style-name="Tableau5.B88" office:value-type="string">
            <text:p text:style-name="P176">0.7.24 / - / -</text:p>
          </table:table-cell>
          <table:table-cell table:style-name="Tableau5.C88" office:value-type="string">
            <text:p text:style-name="P74"/>
          </table:table-cell>
          <table:table-cell table:style-name="Tableau5.D88" office:value-type="string">
            <text:p text:style-name="P176">OK.</text:p>
          </table:table-cell>
        </table:table-row>
        <table:table-row>
          <table:table-cell table:style-name="Tableau5.A88" office:value-type="string">
            <text:p text:style-name="P180">vlc</text:p>
          </table:table-cell>
          <table:table-cell table:style-name="Tableau5.B88" office:value-type="string">
            <text:p text:style-name="P180">2.1.6 / - / -</text:p>
          </table:table-cell>
          <table:table-cell table:style-name="Tableau5.C88" office:value-type="string">
            <text:p text:style-name="P74"/>
          </table:table-cell>
          <table:table-cell table:style-name="Tableau5.D88" office:value-type="string">
            <text:p text:style-name="P180">OK.</text:p>
          </table:table-cell>
        </table:table-row>
        <table:table-row>
          <table:table-cell table:style-name="Tableau5.A88" office:value-type="string">
            <text:p text:style-name="P180">vsxu</text:p>
          </table:table-cell>
          <table:table-cell table:style-name="Tableau5.B88" office:value-type="string">
            <text:p text:style-name="P180">0.4.2 / - / -</text:p>
          </table:table-cell>
          <table:table-cell table:style-name="Tableau5.C88" office:value-type="string">
            <text:p text:style-name="P74"/>
          </table:table-cell>
          <table:table-cell table:style-name="Tableau5.D88" office:value-type="string">
            <text:p text:style-name="P180">OK.</text:p>
          </table:table-cell>
        </table:table-row>
        <table:table-row>
          <table:table-cell table:style-name="Tableau5.A88" office:value-type="string">
            <text:p text:style-name="P5">webcore-fonts</text:p>
          </table:table-cell>
          <table:table-cell table:style-name="Tableau5.B88" office:value-type="string">
            <text:p text:style-name="P74">3.0 / - / -</text:p>
          </table:table-cell>
          <table:table-cell table:style-name="Tableau5.C88" office:value-type="string">
            <text:p text:style-name="P74"/>
          </table:table-cell>
          <table:table-cell table:style-name="Tableau5.D88" office:value-type="string">
            <text:p text:style-name="P74">OK.</text:p>
          </table:table-cell>
        </table:table-row>
        <table:table-row>
          <table:table-cell table:style-name="Tableau5.A89" office:value-type="string">
            <text:p text:style-name="P176">x264</text:p>
          </table:table-cell>
          <table:table-cell table:style-name="Tableau5.B89" office:value-type="string">
            <text:p text:style-name="P176">20150223 / - / -</text:p>
          </table:table-cell>
          <table:table-cell table:style-name="Tableau5.C89" office:value-type="string">
            <text:p text:style-name="P19"/>
          </table:table-cell>
          <table:table-cell table:style-name="Tableau5.D89" office:value-type="string">
            <text:p text:style-name="P176">OK.</text:p>
          </table:table-cell>
        </table:table-row>
        <table:table-row>
          <table:table-cell table:style-name="Tableau5.A91" office:value-type="string">
            <text:p text:style-name="P178">x265</text:p>
          </table:table-cell>
          <table:table-cell table:style-name="Tableau5.B91" office:value-type="string">
            <text:p text:style-name="P178">1.7 / - / -</text:p>
          </table:table-cell>
          <table:table-cell table:style-name="Tableau5.C91" office:value-type="string">
            <text:p text:style-name="P19"/>
          </table:table-cell>
          <table:table-cell table:style-name="Tableau5.D91" office:value-type="string">
            <text:p text:style-name="P178">OK.</text:p>
          </table:table-cell>
        </table:table-row>
        <table:table-row>
          <table:table-cell table:style-name="Tableau5.A91" office:value-type="string">
            <text:p text:style-name="P5">xfce4-whiskermenu-plugin</text:p>
          </table:table-cell>
          <table:table-cell table:style-name="Tableau5.B91" office:value-type="string">
            <text:p text:style-name="P19">1.5.<text:span text:style-name="T66">1</text:span> / - / 1.5.<text:span text:style-name="T66">1</text:span></text:p>
          </table:table-cell>
          <table:table-cell table:style-name="Tableau5.C91" office:value-type="string">
            <text:p text:style-name="P19"/>
          </table:table-cell>
          <table:table-cell table:style-name="Tableau5.D91" office:value-type="string">
            <text:p text:style-name="P19">OK.</text:p>
          </table:table-cell>
        </table:table-row>
        <table:table-row>
          <table:table-cell table:style-name="Tableau5.A92" office:value-type="string">
            <text:p text:style-name="P177">xvidcore</text:p>
          </table:table-cell>
          <table:table-cell table:style-name="Tableau5.B92" office:value-type="string">
            <text:p text:style-name="P177">1.3.3 / - / -</text:p>
          </table:table-cell>
          <table:table-cell table:style-name="Tableau5.C92" office:value-type="string">
            <text:p text:style-name="P19"/>
          </table:table-cell>
          <table:table-cell table:style-name="Tableau5.D92" office:value-type="string">
            <text:p text:style-name="P177">OK.</text:p>
          </table:table-cell>
        </table:table-row>
        <table:table-row>
          <table:table-cell table:style-name="Tableau5.A93" office:value-type="string">
            <text:p text:style-name="P178">zvbi</text:p>
          </table:table-cell>
          <table:table-cell table:style-name="Tableau5.B93" office:value-type="string">
            <text:p text:style-name="P178">0.2.35 / - / -</text:p>
          </table:table-cell>
          <table:table-cell table:style-name="Tableau5.C93" office:value-type="string">
            <text:p text:style-name="P19"/>
          </table:table-cell>
          <table:table-cell table:style-name="Tableau5.D93" office:value-type="string">
            <text:p text:style-name="P178">OK.</text:p>
          </table:table-cell>
        </table:table-row>
      </table:table>
      <text:h text:style-name="P198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93">Package</text:p>
            </table:table-cell>
            <table:table-cell table:style-name="Tableau6.B1" office:value-type="string">
              <text:p text:style-name="P189">Version<text:note text:id="ftn2" text:note-class="footnote"><text:note-citation>2</text:note-citation><text:note-body><text:p text:style-name="P181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5">Source</text:p>
            </table:table-cell>
            <table:table-cell table:style-name="Tableau6.D1" office:value-type="string">
              <text:p text:style-name="P185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8" text:outline-level="1"><text:soft-page-break/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90">Package</text:p>
            </table:table-cell>
            <table:table-cell table:style-name="Tableau1.B1" office:value-type="string">
              <text:p text:style-name="P186">Version<text:note text:id="ftn3" text:note-class="footnote"><text:note-citation>3</text:note-citation><text:note-body><text:p text:style-name="P181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82">Source</text:p>
            </table:table-cell>
            <table:table-cell table:style-name="Tableau1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ext:soft-page-break/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ext:soft-page-break/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ext:soft-page-break/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ext:soft-page-break/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ext:soft-page-break/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ext:soft-page-break/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9" text:outline-level="1"><text:soft-page-break/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91">Package</text:p>
            </table:table-cell>
            <table:table-cell table:style-name="Tableau2.B1" office:value-type="string">
              <text:p text:style-name="P187">Version<text:note text:id="ftn4" text:note-class="footnote"><text:note-citation>4</text:note-citation><text:note-body><text:p text:style-name="P181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83">Source</text:p>
            </table:table-cell>
            <table:table-cell table:style-name="Tableau2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ext:soft-page-break/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9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91">Package</text:p>
            </table:table-cell>
            <table:table-cell table:style-name="Tableau4.B1" office:value-type="string">
              <text:p text:style-name="P187">Version<text:note text:id="ftn5" text:note-class="footnote"><text:note-citation>5</text:note-citation><text:note-body><text:p text:style-name="P181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83">Source</text:p>
            </table:table-cell>
            <table:table-cell table:style-name="Tableau4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ext:soft-page-break/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200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92">Package</text:p>
            </table:table-cell>
            <table:table-cell table:style-name="Tableau3.B1" office:value-type="string">
              <text:p text:style-name="P188">Version<text:note text:id="ftn6" text:note-class="footnote"><text:note-citation>6</text:note-citation><text:note-body><text:p text:style-name="P181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4">Source</text:p>
            </table:table-cell>
            <table:table-cell table:style-name="Tableau3.D1" office:value-type="string">
              <text:p text:style-name="P184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ext:soft-page-break/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ext:soft-page-break/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20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4T12:42:19.690719822</dc:date>
    <meta:editing-duration>PT21H6M6S</meta:editing-duration>
    <meta:editing-cycles>185</meta:editing-cycles>
    <meta:generator>LibreOffice/4.4.6.3$Linux_X86_64 LibreOffice_project/e8938fd3328e95dcf59dd64e7facd2c7d67c704d</meta:generator>
    <meta:document-statistic meta:table-count="6" meta:image-count="0" meta:object-count="0" meta:page-count="17" meta:paragraph-count="1562" meta:word-count="3242" meta:character-count="30871" meta:non-whitespace-character-count="28893"/>
  </office:meta>
</office:document-meta>
</file>